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0.5pt" fo:font-weight="bold" officeooo:rsid="001de253" officeooo:paragraph-rsid="001de253" style:font-size-asian="10.5pt" style:font-weight-asian="bold" style:font-size-complex="10.5pt" style:font-weight-complex="bold"/>
    </style:style>
    <style:style style:name="P2" style:family="paragraph" style:parent-style-name="Standard">
      <style:text-properties style:font-name="Liberation Serif" fo:font-size="10.5pt" fo:font-weight="bold" officeooo:rsid="001de253" officeooo:paragraph-rsid="002241b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Liberation Serif" fo:font-size="10.5pt" fo:font-weight="bold" officeooo:rsid="001de253" officeooo:paragraph-rsid="002af2ad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Liberation Serif" fo:font-size="10.5pt" officeooo:rsid="001de253" officeooo:paragraph-rsid="001de253" style:font-size-asian="10.5pt" style:font-size-complex="10.5pt"/>
    </style:style>
    <style:style style:name="P5" style:family="paragraph" style:parent-style-name="Standard">
      <style:text-properties style:font-name="Liberation Serif" fo:font-size="10.5pt" officeooo:rsid="001de253" officeooo:paragraph-rsid="002241bd" style:font-size-asian="10.5pt" style:font-size-complex="10.5pt"/>
    </style:style>
    <style:style style:name="P6" style:family="paragraph" style:parent-style-name="Standard">
      <style:text-properties style:font-name="Liberation Serif" fo:font-size="10.5pt" officeooo:rsid="001de253" officeooo:paragraph-rsid="0028de69" style:font-size-asian="10.5pt" style:font-size-complex="10.5pt"/>
    </style:style>
    <style:style style:name="P7" style:family="paragraph" style:parent-style-name="Standard">
      <style:text-properties style:font-name="Liberation Serif" fo:font-size="10.5pt" officeooo:rsid="001de253" officeooo:paragraph-rsid="002af2ad" style:font-size-asian="10.5pt" style:font-size-complex="10.5pt"/>
    </style:style>
    <style:style style:name="P8" style:family="paragraph" style:parent-style-name="Standard">
      <style:text-properties style:font-name="Liberation Serif" fo:font-size="10.5pt" officeooo:paragraph-rsid="002241bd" style:font-size-asian="10.5pt" style:font-size-complex="10.5pt"/>
    </style:style>
    <style:style style:name="P9" style:family="paragraph" style:parent-style-name="Standard">
      <style:text-properties style:font-name="Liberation Serif" fo:font-size="10.5pt" officeooo:rsid="002241bd" officeooo:paragraph-rsid="002241bd" style:font-size-asian="10.5pt" style:font-size-complex="10.5pt"/>
    </style:style>
    <style:style style:name="P10" style:family="paragraph" style:parent-style-name="Standard">
      <style:text-properties style:font-name="Liberation Serif" fo:font-size="10.5pt" officeooo:rsid="002241bd" officeooo:paragraph-rsid="0026c62d" style:font-size-asian="10.5pt" style:font-size-complex="10.5pt"/>
    </style:style>
    <style:style style:name="P11" style:family="paragraph" style:parent-style-name="Standard">
      <style:text-properties style:font-name="Liberation Serif" fo:font-size="10.5pt" officeooo:rsid="002241bd" officeooo:paragraph-rsid="0028de69" style:font-size-asian="10.5pt" style:font-size-complex="10.5pt"/>
    </style:style>
    <style:style style:name="P12" style:family="paragraph" style:parent-style-name="Standard">
      <style:text-properties style:font-name="Liberation Serif" fo:font-size="10.5pt" officeooo:rsid="002241bd" officeooo:paragraph-rsid="002af2ad" style:font-size-asian="10.5pt" style:font-size-complex="10.5pt"/>
    </style:style>
    <style:style style:name="P13" style:family="paragraph" style:parent-style-name="Standard">
      <style:text-properties style:font-name="Liberation Serif" fo:font-size="10.5pt" officeooo:rsid="001fcaf6" officeooo:paragraph-rsid="001fcaf6" style:font-size-asian="10.5pt" style:font-size-complex="10.5pt"/>
    </style:style>
    <style:style style:name="P14" style:family="paragraph" style:parent-style-name="Standard">
      <style:text-properties style:font-name="Liberation Serif" fo:font-size="10.5pt" officeooo:rsid="001fcaf6" officeooo:paragraph-rsid="002241bd" style:font-size-asian="10.5pt" style:font-size-complex="10.5pt"/>
    </style:style>
    <style:style style:name="P15" style:family="paragraph" style:parent-style-name="Standard">
      <style:text-properties style:font-name="Liberation Serif" fo:font-size="10.5pt" officeooo:rsid="001fcaf6" officeooo:paragraph-rsid="0028de69" style:font-size-asian="10.5pt" style:font-size-complex="10.5pt"/>
    </style:style>
    <style:style style:name="P16" style:family="paragraph" style:parent-style-name="Standard">
      <style:text-properties style:font-name="Liberation Serif" fo:font-size="10.5pt" officeooo:rsid="001fcaf6" officeooo:paragraph-rsid="002af2ad" style:font-size-asian="10.5pt" style:font-size-complex="10.5pt"/>
    </style:style>
    <style:style style:name="P17" style:family="paragraph" style:parent-style-name="Standard">
      <style:text-properties style:font-name="Liberation Serif" fo:font-size="10.5pt" officeooo:paragraph-rsid="001de253" style:font-size-asian="10.5pt" style:font-size-complex="10.5pt"/>
    </style:style>
    <style:style style:name="P18" style:family="paragraph" style:parent-style-name="Standard">
      <style:text-properties style:font-name="Liberation Serif" fo:font-size="10.5pt" officeooo:paragraph-rsid="002127fd" style:font-size-asian="10.5pt" style:font-size-complex="10.5pt"/>
    </style:style>
    <style:style style:name="P19" style:family="paragraph" style:parent-style-name="Standard">
      <style:text-properties style:font-name="Liberation Serif" fo:font-size="10.5pt" officeooo:rsid="002127fd" officeooo:paragraph-rsid="002127fd" style:font-size-asian="10.5pt" style:font-size-complex="10.5pt"/>
    </style:style>
    <style:style style:name="P20" style:family="paragraph" style:parent-style-name="Standard">
      <style:text-properties style:font-name="Liberation Serif" fo:font-size="10.5pt" officeooo:paragraph-rsid="0026c62d" style:font-size-asian="10.5pt" style:font-size-complex="10.5pt"/>
    </style:style>
    <style:style style:name="P21" style:family="paragraph" style:parent-style-name="Standard">
      <style:text-properties style:font-name="Liberation Serif" fo:font-size="10.5pt" officeooo:paragraph-rsid="0028de69" style:font-size-asian="10.5pt" style:font-size-complex="10.5pt"/>
    </style:style>
    <style:style style:name="P22" style:family="paragraph" style:parent-style-name="Standard">
      <style:text-properties style:font-name="Liberation Serif" fo:font-size="10.5pt" officeooo:rsid="002e1419" officeooo:paragraph-rsid="0030949d" style:font-size-asian="10.5pt" style:font-size-complex="10.5pt"/>
    </style:style>
    <style:style style:name="P23" style:family="paragraph" style:parent-style-name="Standard">
      <style:text-properties style:font-name="Liberation Serif" fo:font-size="10.5pt" officeooo:rsid="002e1419" officeooo:paragraph-rsid="002e1419" style:font-size-asian="10.5pt" style:font-size-complex="10.5pt"/>
    </style:style>
    <style:style style:name="P24" style:family="paragraph" style:parent-style-name="Standard">
      <style:text-properties style:font-name="Liberation Serif" fo:font-size="10.5pt" officeooo:rsid="002e1419" officeooo:paragraph-rsid="002e9c1a" style:font-size-asian="10.5pt" style:font-size-complex="10.5pt"/>
    </style:style>
    <style:style style:name="P25" style:family="paragraph" style:parent-style-name="Standard">
      <style:text-properties style:font-name="Liberation Serif" fo:font-size="10.5pt" officeooo:rsid="002e1419" officeooo:paragraph-rsid="00305e47" style:font-size-asian="10.5pt" style:font-size-complex="10.5pt"/>
    </style:style>
    <style:style style:name="P26" style:family="paragraph" style:parent-style-name="Standard">
      <style:text-properties style:font-name="Liberation Serif" fo:font-size="10.5pt" officeooo:rsid="002e1419" officeooo:paragraph-rsid="00321442" style:font-size-asian="10.5pt" style:font-size-complex="10.5pt"/>
    </style:style>
    <style:style style:name="P27" style:family="paragraph" style:parent-style-name="Standard">
      <style:text-properties style:font-name="Liberation Serif" fo:font-size="10.5pt" officeooo:rsid="002e1419" officeooo:paragraph-rsid="0037f862" style:font-size-asian="10.5pt" style:font-size-complex="10.5pt"/>
    </style:style>
    <style:style style:name="P28" style:family="paragraph" style:parent-style-name="Standard">
      <style:text-properties style:font-name="Liberation Serif" fo:font-size="10.5pt" officeooo:paragraph-rsid="002af2ad" style:font-size-asian="10.5pt" style:font-size-complex="10.5pt"/>
    </style:style>
    <style:style style:name="P29" style:family="paragraph" style:parent-style-name="Standard">
      <style:text-properties style:font-name="Liberation Serif" fo:font-size="10.5pt" officeooo:paragraph-rsid="0034253d" style:font-size-asian="10.5pt" style:font-size-complex="10.5pt"/>
    </style:style>
    <style:style style:name="T1" style:family="text">
      <style:text-properties officeooo:rsid="001de253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127fd" style:font-size-asian="10pt" style:font-style-asian="normal" style:font-weight-asian="normal" style:font-weight-complex="bold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127fd" style:font-size-asian="10pt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82d30" style:font-size-asian="10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2d2e18" style:font-size-asian="10pt" style:font-style-asian="normal" style:font-weight-asian="bold" style:font-weight-complex="bold" style:text-emphasize="none"/>
    </style:style>
    <style:style style:name="T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1bd" style:font-size-asian="12pt" style:font-style-asian="normal" style:font-weight-asian="normal" style:font-size-complex="12pt" style:text-emphasize="none"/>
    </style:style>
    <style:style style:name="T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2241bd" style:font-size-asian="12pt" style:font-style-asian="normal" style:font-weight-asian="bold" style:font-size-complex="12pt" style:font-weight-complex="bold" style:text-emphasize="none"/>
    </style:style>
    <style:style style:name="T9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style:text-outline="false" style:text-line-through-style="none" style:text-line-through-type="none" fo:font-size="12pt" fo:font-style="normal" fo:text-shadow="none" style:text-underline-style="none" fo:font-weight="normal" officeooo:rsid="002241bd" style:font-size-asian="12pt" style:font-style-asian="normal" style:font-weight-asian="normal" style:font-size-complex="12pt" style:text-emphasize="none"/>
    </style:style>
    <style:style style:name="T11" style:family="text">
      <style:text-properties style:text-outline="false" style:text-line-through-style="none" style:text-line-through-type="none" fo:font-size="12pt" fo:font-style="normal" fo:text-shadow="none" style:text-underline-style="none" fo:font-weight="bold" officeooo:rsid="002241bd" style:font-size-asian="12pt" style:font-style-asian="normal" style:font-weight-asian="bold" style:font-size-complex="12pt" style:font-weight-complex="bold" style:text-emphasize="none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bold" officeooo:rsid="002241bd" style:font-style-asian="normal" style:font-weight-asian="bold" style:font-weight-complex="bold" style:text-emphasize="none"/>
    </style:style>
    <style:style style:name="T13" style:family="text">
      <style:text-properties style:text-outline="false" style:text-line-through-style="none" style:text-line-through-type="none" fo:font-style="normal" fo:text-shadow="none" style:text-underline-style="none" fo:font-weight="bold" officeooo:rsid="002127fd" style:font-style-asian="normal" style:font-weight-asian="bold" style:font-weight-complex="bold" style:text-emphasize="none"/>
    </style:style>
    <style:style style:name="T14" style:family="text">
      <style:text-properties style:text-outline="false" style:text-line-through-style="none" style:text-line-through-type="none" fo:font-style="normal" fo:text-shadow="none" style:text-underline-style="none" fo:font-weight="bold" officeooo:rsid="00282d30" style:font-style-asian="normal" style:font-weight-asian="bold" style:font-weight-complex="bold" style:text-emphasize="none"/>
    </style:style>
    <style:style style:name="T15" style:family="text">
      <style:text-properties style:text-outline="false" style:text-line-through-style="none" style:text-line-through-type="none" fo:font-style="normal" fo:text-shadow="none" style:text-underline-style="none" fo:font-weight="bold" officeooo:rsid="002d2e18" style:font-style-asian="normal" style:font-weight-asian="bold" style:font-weight-complex="bold" style:text-emphasize="none"/>
    </style:style>
    <style:style style:name="T1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style:text-outline="false" style:text-line-through-style="none" style:text-line-through-type="none" fo:font-style="normal" fo:text-shadow="none" style:text-underline-style="none" fo:font-weight="normal" officeooo:rsid="002241bd" style:font-style-asian="normal" style:font-weight-asian="normal" style:text-emphasize="none"/>
    </style:style>
    <style:style style:name="T18" style:family="text">
      <style:text-properties style:text-outline="false" style:text-line-through-style="none" style:text-line-through-type="none" fo:font-style="normal" fo:text-shadow="none" style:text-underline-style="none" fo:font-weight="normal" officeooo:rsid="002127fd" style:font-style-asian="normal" style:font-weight-asian="normal" style:font-weight-complex="bold" style:text-emphasize="none"/>
    </style:style>
    <style:style style:name="T19" style:family="text">
      <style:text-properties style:text-outline="false" style:text-line-through-style="none" style:text-line-through-type="none" fo:font-style="normal" fo:text-shadow="none" style:text-underline-style="none" fo:font-weight="normal" officeooo:rsid="002127fd" style:font-style-asian="normal" style:font-weight-asian="normal" style:font-weight-complex="normal" style:text-emphasize="none"/>
    </style:style>
    <style:style style:name="T20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1" style:family="text">
      <style:text-properties style:text-outline="false" style:text-line-through-style="none" style:text-line-through-type="none" fo:font-size="10pt" fo:font-style="normal" fo:text-shadow="none" style:text-underline-style="none" fo:font-weight="normal" officeooo:rsid="002127fd" style:font-size-asian="10pt" style:font-style-asian="normal" style:font-weight-asian="normal" style:font-weight-complex="bold" style:text-emphasize="none"/>
    </style:style>
    <style:style style:name="T22" style:family="text">
      <style:text-properties style:text-outline="false" style:text-line-through-style="none" style:text-line-through-type="none" fo:font-size="10pt" fo:font-style="normal" fo:text-shadow="none" style:text-underline-style="none" fo:font-weight="bold" officeooo:rsid="002127fd" style:font-size-asian="10pt" style:font-style-asian="normal" style:font-weight-asian="bold" style:font-weight-complex="bold" style:text-emphasize="none"/>
    </style:style>
    <style:style style:name="T23" style:family="text">
      <style:text-properties style:text-outline="false" style:text-line-through-style="none" style:text-line-through-type="none" fo:font-size="10pt" fo:font-style="normal" fo:text-shadow="none" style:text-underline-style="none" fo:font-weight="bold" officeooo:rsid="00282d30" style:font-size-asian="10pt" style:font-style-asian="normal" style:font-weight-asian="bold" style:font-weight-complex="bold" style:text-emphasize="none"/>
    </style:style>
    <style:style style:name="T24" style:family="text">
      <style:text-properties style:text-outline="false" style:text-line-through-style="none" style:text-line-through-type="none" fo:font-size="10pt" fo:font-style="normal" fo:text-shadow="none" style:text-underline-style="none" fo:font-weight="bold" officeooo:rsid="002d2e18" style:font-size-asian="10pt" style:font-style-asian="normal" style:font-weight-asian="bold" style:font-weight-complex="bold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241bd" style:font-weight-asian="bold" style:font-weight-complex="bold"/>
    </style:style>
    <style:style style:name="T27" style:family="text">
      <style:text-properties fo:font-weight="bold" officeooo:rsid="002e1419" style:font-weight-asian="bold" style:font-weight-complex="bold"/>
    </style:style>
    <style:style style:name="T28" style:family="text">
      <style:text-properties fo:font-weight="bold" officeooo:rsid="002e9c1a" style:font-weight-asian="bold" style:font-weight-complex="bold"/>
    </style:style>
    <style:style style:name="T29" style:family="text">
      <style:text-properties fo:font-weight="bold" officeooo:rsid="00305e47" style:font-weight-asian="bold" style:font-weight-complex="bold"/>
    </style:style>
    <style:style style:name="T30" style:family="text">
      <style:text-properties officeooo:rsid="002127fd"/>
    </style:style>
    <style:style style:name="T31" style:family="text">
      <style:text-properties fo:font-size="12pt" officeooo:rsid="002241bd" style:font-size-asian="12pt" style:font-size-complex="12pt"/>
    </style:style>
    <style:style style:name="T32" style:family="text">
      <style:text-properties fo:font-size="12pt" fo:font-weight="bold" officeooo:rsid="002241bd" style:font-size-asian="12pt" style:font-weight-asian="bold" style:font-size-complex="12pt" style:font-weight-complex="bold"/>
    </style:style>
    <style:style style:name="T33" style:family="text">
      <style:text-properties officeooo:rsid="002241bd"/>
    </style:style>
    <style:style style:name="T34" style:family="text">
      <style:text-properties style:font-name="Liberation Serif" fo:font-size="12pt" officeooo:rsid="002241bd" style:font-size-asian="12pt" style:font-size-complex="12pt"/>
    </style:style>
    <style:style style:name="T35" style:family="text">
      <style:text-properties style:font-name="Liberation Serif" fo:font-size="12pt" fo:font-weight="bold" officeooo:rsid="002241bd" style:font-size-asian="12pt" style:font-weight-asian="bold" style:font-size-complex="12pt" style:font-weight-complex="bold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2241bd"/>
    </style:style>
    <style:style style:name="T38" style:family="text">
      <style:text-properties style:text-underline-style="solid" style:text-underline-width="auto" style:text-underline-color="font-color" officeooo:rsid="002991b1"/>
    </style:style>
    <style:style style:name="T39" style:family="text">
      <style:text-properties style:text-underline-style="solid" style:text-underline-width="auto" style:text-underline-color="font-color" fo:font-weight="bold" officeooo:rsid="002991b1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officeooo:rsid="002af2ad"/>
    </style:style>
    <style:style style:name="T41" style:family="text">
      <style:text-properties officeooo:rsid="00277997"/>
    </style:style>
    <style:style style:name="T42" style:family="text">
      <style:text-properties officeooo:rsid="0028de69"/>
    </style:style>
    <style:style style:name="T43" style:family="text">
      <style:text-properties officeooo:rsid="002b789c"/>
    </style:style>
    <style:style style:name="T44" style:family="text">
      <style:text-properties officeooo:rsid="002e9c1a"/>
    </style:style>
    <style:style style:name="T45" style:family="text">
      <style:text-properties officeooo:rsid="00305e47"/>
    </style:style>
    <style:style style:name="T46" style:family="text">
      <style:text-properties officeooo:rsid="003516a6"/>
    </style:style>
    <style:style style:name="T47" style:family="text">
      <style:text-properties officeooo:rsid="0035a7ce"/>
    </style:style>
    <style:style style:name="T48" style:family="text">
      <style:text-properties officeooo:rsid="00367e1e"/>
    </style:style>
    <style:style style:name="T49" style:family="text">
      <style:text-properties officeooo:rsid="003bea4c"/>
    </style:style>
    <style:style style:name="T50" style:family="text">
      <style:text-properties officeooo:rsid="003c10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Controllability</text:span>:</text:p>
      <text:p text:style-name="P4"/>
      <text:p text:style-name="P29"><text:span text:style-name="T26">Mean </text:span><text:span text:style-name="T27">(total)</text:span><text:span text:style-name="T26">:</text:span><text:span text:style-name="T33"> </text:span><text:span text:style-name="T16">0.7424242424</text:span></text:p>
      <text:p text:style-name="P8"><text:span text:style-name="T12">Standard Deviation:</text:span><text:span text:style-name="T17"> 0.1581737633</text:span></text:p>
      <text:p text:style-name="P9"><text:span text:style-name="T25">Population:</text:span> 33</text:p>
      <text:p text:style-name="P9"/>
      <text:p text:style-name="P26"><text:span text:style-name="T25">Mean (dichotomy):</text:span> 0.75<text:span text:style-name="T46">7</text:span></text:p>
      <text:p text:style-name="P26"><text:span text:style-name="T25">Mean (</text:span><text:span text:style-name="T28">equality</text:span><text:span text:style-name="T25">):</text:span> 0.<text:span text:style-name="T47">727</text:span></text:p>
      <text:p text:style-name="P4"/>
      <text:p text:style-name="P4"><text:span text:style-name="T25">Null hypothesis:</text:span> Data is random (i.e., mean = 0.33)</text:p>
      <text:p text:style-name="P4"><text:span text:style-name="T25">Alternative hypothesis:</text:span> The mean is greater than 0.33.</text:p>
      <text:p text:style-name="P4"/>
      <text:p text:style-name="P13">The p-value shows the probability of null hypothesis creating my results:</text:p>
      <text:p text:style-name="P13"/>
      <text:p text:style-name="P17"><text:span text:style-name="T1">p-value = 0.0 <text:s text:c="2"/>==&gt; <text:s/></text:span><text:span text:style-name="T16">There is 0 percent chance that this data originated from chance.</text:span></text:p>
      <text:p text:style-name="P4"/>
      <text:p text:style-name="P4"/>
      <text:p text:style-name="P18"><text:span text:style-name="T30">Also, w</text:span><text:span text:style-name="T16">ith 95% confidence, the true population proportion of correct answers lies within this interval: </text:span><text:span text:style-name="T13">[0.59, 0.89]</text:span></text:p>
      <text:p text:style-name="P1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37">Desirability</text:span>:</text:p>
      <text:p text:style-name="P5"/>
      <text:p text:style-name="P29"><text:span text:style-name="T26">Mean </text:span><text:span text:style-name="T27">(total)</text:span><text:span text:style-name="T26">:</text:span><text:span text:style-name="T33"> </text:span><text:span text:style-name="T16">0.7785714286</text:span></text:p>
      <text:p text:style-name="P20"><text:span text:style-name="T12">Standard Deviation:</text:span><text:span text:style-name="T17"> </text:span><text:span text:style-name="T16">0.1507407759</text:span></text:p>
      <text:p text:style-name="P10"><text:span text:style-name="T25">Population:</text:span> 3<text:span text:style-name="T41">5</text:span></text:p>
      <text:p text:style-name="P10"/>
      <text:p text:style-name="P27"><text:span text:style-name="T25">Mean (dichotomy):</text:span> 0.<text:span text:style-name="T49">967</text:span></text:p>
      <text:p text:style-name="P27"><text:span text:style-name="T25">Mean (</text:span><text:span text:style-name="T28">equality</text:span><text:span text:style-name="T25">):</text:span> 0.<text:span text:style-name="T50">560</text:span></text:p>
      <text:p text:style-name="P27"/>
      <text:p text:style-name="P5"><text:span text:style-name="T25">Null hypothesis:</text:span> Data is random (i.e., mean = 0.33)</text:p>
      <text:p text:style-name="P5"><text:span text:style-name="T25">Alternative hypothesis:</text:span> The mean is greater than 0.33.</text:p>
      <text:p text:style-name="P5"/>
      <text:p text:style-name="P14">The p-value shows the probability of null hypothesis creating my results:</text:p>
      <text:p text:style-name="P14"/>
      <text:p text:style-name="P8"><text:span text:style-name="T1">p-value = 0.0 <text:s text:c="2"/>==&gt; <text:s/></text:span><text:span text:style-name="T16">There is 0 percent chance that this data originated from chance.</text:span></text:p>
      <text:p text:style-name="P5"/>
      <text:p text:style-name="P5"/>
      <text:p text:style-name="P5"><text:span text:style-name="T30">Also, w</text:span><text:span text:style-name="T16">ith 95% confidence, the true population proportion of correct answers lies within this interval: </text:span><text:span text:style-name="T13">[0.</text:span><text:span text:style-name="T14">64</text:span><text:span text:style-name="T13">, 0.</text:span><text:span text:style-name="T14">92</text:span><text:span text:style-name="T13">]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39">Expectedness</text:span><text:span text:style-name="T25">:</text:span></text:p>
      <text:p text:style-name="P6"/>
      <text:p text:style-name="P29"><text:span text:style-name="T26">Mean </text:span><text:span text:style-name="T27">(total)</text:span><text:span text:style-name="T26">:</text:span><text:span text:style-name="T33"> </text:span><text:span text:style-name="T16">0.7848484848</text:span></text:p>
      <text:p text:style-name="P21"><text:span text:style-name="T12">Standard Deviation:</text:span><text:span text:style-name="T17"> </text:span><text:span text:style-name="T16">0.1202113039</text:span></text:p>
      <text:p text:style-name="P11"><text:span text:style-name="T25">Population:</text:span> 3<text:span text:style-name="T42">3</text:span></text:p>
      <text:p text:style-name="P11"/>
      <text:p text:style-name="P22"><text:span text:style-name="T25">Mean (dichotomy):</text:span> 0.<text:span text:style-name="T48">939</text:span></text:p>
      <text:p text:style-name="P22"><text:span text:style-name="T25">Mean (</text:span><text:span text:style-name="T28">equality</text:span><text:span text:style-name="T25">):</text:span> 0.<text:span text:style-name="T48">588</text:span></text:p>
      <text:p text:style-name="P22"/>
      <text:p text:style-name="P6"><text:span text:style-name="T25">Null hypothesis:</text:span> Data is random (i.e., mean = 0.33)</text:p>
      <text:p text:style-name="P6"><text:span text:style-name="T25">Alternative hypothesis:</text:span> The mean is greater than 0.33.</text:p>
      <text:p text:style-name="P6"/>
      <text:p text:style-name="P15">The p-value shows the probability of null hypothesis creating my results:</text:p>
      <text:p text:style-name="P15"/>
      <text:p text:style-name="P21"><text:span text:style-name="T1">p-value = 0.0 <text:s text:c="2"/>==&gt; <text:s/></text:span><text:span text:style-name="T16">There is 0 percent chance that this data originated from chance.</text:span></text:p>
      <text:p text:style-name="P6"/>
      <text:p text:style-name="P6"/>
      <text:p text:style-name="P6"><text:span text:style-name="T19">Also, wit</text:span><text:span text:style-name="T18">h 95% confidence, the true population proportion of correct answers lies within this interval: </text:span><text:span text:style-name="T13">[0.</text:span><text:span text:style-name="T14">64</text:span><text:span text:style-name="T13">, 0.</text:span><text:span text:style-name="T14">92</text:span><text:span text:style-name="T13">]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40">Relevance</text:span>:</text:p>
      <text:p text:style-name="P7"/>
      <text:p text:style-name="P28"><text:span text:style-name="T26">Mean </text:span><text:span text:style-name="T27">(total)</text:span><text:span text:style-name="T26">:</text:span><text:span text:style-name="T33"> </text:span><text:span text:style-name="T16">0.7130344828</text:span></text:p>
      <text:p text:style-name="P28"><text:span text:style-name="T12">Standard Deviation:</text:span><text:span text:style-name="T17"> </text:span><text:span text:style-name="T16">0.1075013232</text:span></text:p>
      <text:p text:style-name="P12"><text:span text:style-name="T25">Population:</text:span> <text:span text:style-name="T43">29</text:span></text:p>
      <text:p text:style-name="P12"/>
      <text:p text:style-name="P23"><text:span text:style-name="T25">Mean (dichotomy):</text:span> 0.758</text:p>
      <text:p text:style-name="P24"><text:span text:style-name="T25">Mean (</text:span><text:span text:style-name="T28">equality</text:span><text:span text:style-name="T25">):</text:span> 0.<text:span text:style-name="T44">875</text:span></text:p>
      <text:p text:style-name="P25"><text:span text:style-name="T25">Mean (</text:span><text:span text:style-name="T29">emotional expression</text:span><text:span text:style-name="T25">):</text:span> 0.<text:span text:style-name="T45">160</text:span></text:p>
      <text:p text:style-name="P12"/>
      <text:p text:style-name="P7"><text:span text:style-name="T25">Null hypothesis:</text:span> Data is random (i.e., mean = 0.33)</text:p>
      <text:p text:style-name="P7"><text:span text:style-name="T25">Alternative hypothesis:</text:span> The mean is greater than 0.33.</text:p>
      <text:p text:style-name="P7"/>
      <text:p text:style-name="P16">The p-value shows the probability of null hypothesis creating my results:</text:p>
      <text:p text:style-name="P16"/>
      <text:p text:style-name="P28"><text:span text:style-name="T1">p-value = 0.0 <text:s text:c="2"/>==&gt; <text:s/></text:span><text:span text:style-name="T16">There is 0 percent chance that this data originated from chance.</text:span></text:p>
      <text:p text:style-name="P7"/>
      <text:p text:style-name="P7"/>
      <text:p text:style-name="P7"><text:span text:style-name="T19">Also, with</text:span><text:span text:style-name="T18"> 95% confidence, the true population proportion of correct answers lies within this interval: </text:span><text:span text:style-name="T13">[0.</text:span><text:span text:style-name="T15">5</text:span><text:span text:style-name="T14">4</text:span><text:span text:style-name="T13">, 0.</text:span><text:span text:style-name="T15">87</text:span><text:span text:style-name="T13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0:37:23.742189059</meta:creation-date>
    <dc:date>2015-11-03T11:49:44.788895470</dc:date>
    <meta:editing-duration>PT1H8M47S</meta:editing-duration>
    <meta:editing-cycles>31</meta:editing-cycles>
    <meta:generator>LibreOffice/4.2.8.2$Linux_X86_64 LibreOffice_project/420m0$Build-2</meta:generator>
    <meta:document-statistic meta:table-count="0" meta:image-count="0" meta:object-count="0" meta:page-count="2" meta:paragraph-count="45" meta:word-count="304" meta:character-count="2070" meta:non-whitespace-character-count="1799"/>
  </office:meta>
</office:document-meta>
</file>